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f094" officeooo:paragraph-rsid="0002f094"/>
    </style:style>
    <style:style style:name="P2" style:family="paragraph" style:parent-style-name="Standard">
      <style:text-properties officeooo:rsid="0002f094" officeooo:paragraph-rsid="00032670"/>
    </style:style>
    <style:style style:name="T1" style:family="text">
      <style:text-properties officeooo:rsid="000326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n -sf SFMT/libSFMT.a</text:p>
      <text:p text:style-name="P1">ln -sf Kernels/libFullMonteKernels.so</text:p>
      <text:p text:style-name="P1">ln -sf Kernels/Software/libFullMonteCore.so</text:p>
      <text:p text:style-name="P1">ln -sf OutputTypes/libFullMonteData.so</text:p>
      <text:p text:style-name="P1">ln -sf Kernels/libFullMonteKernels_TCL.so</text:p>
      <text:p text:style-name="P1">ln -sf Geometry/libFullMonteGeometry.so</text:p>
      <text:p text:style-name="P1">ln -sf Storage/TIMOS/libFullMonteTIMOS.so</text:p>
      <text:p text:style-name="P1">ln -sf Storage/TIMOS/libFullMonteTIMOS_TCL.so</text:p>
      <text:p text:style-name="P1">ln -sf VTK/libFullMonteVTK.so</text:p>
      <text:p text:style-name="P1">ln -sf Storage/BinFile/libFullMonteBinFile.so</text:p>
      <text:p text:style-name="P1">ln -sf Storage/BinFile/libFullMonteBinFile_TCL.so</text:p>
      <text:p text:style-name="P1">ln -sf Storage/STL/libFullMonteSTL.so</text:p>
      <text:p text:style-name="P1">ln -sf Storage/STL/libFullMonteSTL_TCL.so</text:p>
      <text:p text:style-name="P1">ln -sf Storage/TetGen/libFullMonteTetGen.so</text:p>
      <text:p text:style-name="P1">ln -sf Storage/TetGen/libFullMonteTetGen_TCL.so</text:p>
      <text:p text:style-name="P1">for d in Geometry SFMT GUI Kernels Storage VTK <text:s/>Test vis VTK; do make -C $d libs; done;</text:p>
      <text:p text:style-name="P1">make[1]: Entering directory `/home/houman/FullMonte/Geometry'</text:p>
      <text:p text:style-name="P1">make[1]: Nothing to be done for `libs'.</text:p>
      <text:p text:style-name="P1">make[1]: Leaving directory `/home/houman/FullMonte/Geometry'</text:p>
      <text:p text:style-name="P1">make[1]: Entering directory `/home/houman/FullMonte/SFMT'</text:p>
      <text:p text:style-name="P1">make[1]: Nothing to be done for `libs'.</text:p>
      <text:p text:style-name="P1">make[1]: Leaving directory `/home/houman/FullMonte/SFMT'</text:p>
      <text:p text:style-name="P1">make[1]: Entering directory `/home/houman/FullMonte/GUI'</text:p>
      <text:p text:style-name="P1">make[1]: Nothing to be done for `libs'.</text:p>
      <text:p text:style-name="P1">make[1]: Leaving directory `/home/houman/FullMonte/GUI'</text:p>
      <text:p text:style-name="P1">make[1]: Entering directory `/home/houman/FullMonte/Kernels'</text:p>
      <text:p text:style-name="P1">Makefile:11: warning: overriding commands for target `clean'</text:p>
      <text:p text:style-name="P1">../Makefile.in:87: warning: ignoring old commands for target `clean'</text:p>
      <text:p text:style-name="P1">for d in Software; do make -C $d libs; done;</text:p>
      <text:p text:style-name="P1">make[2]: Entering directory `/home/houman/FullMonte/Kernels/Software'</text:p>
      <text:p text:style-name="P1">make[2]: Nothing to be done for `libs'.</text:p>
      <text:p text:style-name="P1">make[2]: Leaving directory `/home/houman/FullMonte/Kernels/Software'</text:p>
      <text:p text:style-name="P1">make[1]: Leaving directory `/home/houman/FullMonte/Kernels'</text:p>
      <text:p text:style-name="P1">make[1]: Entering directory `/home/houman/FullMonte/Storage'</text:p>
      <text:p text:style-name="P1">Makefile:6: warning: overriding commands for target `clean'</text:p>
      <text:p text:style-name="P1">../Makefile.in:87: warning: ignoring old commands for target `clean'</text:p>
      <text:p text:style-name="P1">for d in CommonParser Postgres STL TIMOS TetGen; do make -C $d libs; done</text:p>
      <text:p text:style-name="P1">make[2]: Entering directory `/home/houman/FullMonte/Storage/CommonParser'</text:p>
      <text:p text:style-name="P1">make[2]: *** No rule to make target `libs'. <text:s/>Stop.</text:p>
      <text:p text:style-name="P1">make[2]: Leaving directory `/home/houman/FullMonte/Storage/CommonParser'</text:p>
      <text:p text:style-name="P1">make[2]: Entering directory `/home/houman/FullMonte/Storage/Postgres'</text:p>
      <text:p text:style-name="P1">make[2]: *** No rule to make target `libs'. <text:s/>Stop.</text:p>
      <text:p text:style-name="P1">make[2]: Leaving directory `/home/houman/FullMonte/Storage/Postgres'</text:p>
      <text:p text:style-name="P1">make[2]: Entering directory `/home/houman/FullMonte/Storage/STL'</text:p>
      <text:p text:style-name="P1">make[2]: *** No rule to make target `libs'. <text:s/>Stop.</text:p>
      <text:p text:style-name="P1">make[2]: Leaving directory `/home/houman/FullMonte/Storage/STL'</text:p>
      <text:p text:style-name="P1">make[2]: Entering directory `/home/houman/FullMonte/Storage/TIMOS'</text:p>
      <text:p text:style-name="P1">Makefile:34: warning: overriding commands for target `clean'</text:p>
      <text:p text:style-name="P1">../../Makefile.in:87: warning: ignoring old commands for target `clean'</text:p>
      <text:p text:style-name="P1"><text:soft-page-break/>java -jar /usr/local/antlrv3/antlr-3.5.2-complete.jar TIMOS.g</text:p>
      <text:p text:style-name="P1">warning(200): TIMOS.g:90:7: </text:p>
      <text:p text:style-name="P1">Decision can match input such as "INT INT INT INT INT" using multiple alternatives: 1, 3</text:p>
      <text:p text:style-name="P1"></text:p>
      <text:p text:style-name="P1">As a result, alternative(s) 3 were disabled for that input</text:p>
      <text:p text:style-name="P1">warning(24): <text:s/>template error: context [/outputFile /parser] 1:1 could not pass through undefined attribute filterMode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 /_sub45 /ruleAttributeScopeFuncMacro] 1:4 no such property or can't access: null.attributes</text:p>
      <text:p text:style-name="P1">warning(24): <text:s/>template error: context [/outputFile /parser /genericParser] 155:5 no such property or can't access: null.apifuncs</text:p>
      <text:p text:style-name="P1">warning(24): <text:s/>template error: context [/outputFile /parser /genericParser /rule /ruleInitializations /ruleInitializations] 4:1 no such property or can't access: null.attributes</text:p>
      <text:p text:style-name="P1"><text:soft-page-break/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BlockSingleAlt /alt /rewriteCode /rewriteAlt /rewriteElementList /rewriteElement /rewriteTree /rewriteElement /rewriteTokenRef /createRewriteNodeFromElement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<text:soft-page-break/>/rewriteImaginaryTokenRefRoot /createImaginaryNode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BlockSingleAlt /alt /rewriteCode /rewriteAlt /rewriteElementList /rewriteElement /rewriteTree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BlockSingleAlt /alt /rewriteCode /rewriteAlt /rewriteElementList /rewriteElement /rewriteTree /rewriteElement /rewriteTokenRef /createRewriteNodeFromElement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 /_sub87 /altSwitchCase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Block /_sub87 /altSwitchCase /alt /rewriteCode /rewriteAlt /rewriteElementList /rewriteElement /rewriteTree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Block /_sub87 /altSwitchCase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Block /_sub87 /altSwitchCase /alt /rewriteCode /rewriteAlt /rewriteElementList /rewriteElement /rewriteTree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Block /_sub87 /altSwitchCase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Block /_sub87 /altSwitchCase /alt /rewriteCode /rewriteAlt /rewriteElementList /rewriteElement /rewriteTree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Block /_sub87 /altSwitchCase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Block /_sub87 <text:soft-page-break/>/altSwitchCase /alt /rewriteCode /rewriteAlt /rewriteElementList /rewriteElement /rewriteTree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element /matchSetRuleRoot /matchSet /_sub128 /createNodeFromToken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BlockSingleAlt /alt /rewriteCode /rewriteAlt /rewriteElementList /rewriteElement /rewriteTree /rewriteElement /rewriteTokenRef /createRewriteNodeFromElement] 1:4 no such property or can't access: null.node</text:p>
      <text:p text:style-name="P2">warning(24): <text:s/>template error: context [/outputFile /parser /g<text:span text:style-name="T1">libantlr3c-dev</text:span>enericParser /rule /ruleBlockSingleAlt /alt /rewriteCode /rewriteAlt /rewriteElementList /rewriteElement /rewriteTree /rewriteElement /rewriteTokenRef /createRewriteNodeFromElement] 1:4 no such property or can't access: null.node</text:p>
      <text:p text:style-name="P1">warning(24): <text:s/>template error: context [/outputFile /parser /genericParser /rule /ruleBlockSingleAlt /alt /rewriteCode /rewriteAlt /rewriteElementList /rewriteElement /rewriteTree /rewriteElement /rewriteTokenRef /createRewriteNodeFromElement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outputFile /parser /genericParser /rule /ruleInitializations /ruleInitializations] 4:1 no such property or can't access: null.attributes</text:p>
      <text:p text:style-name="P1">warning(24): <text:s/>template error: context [/outputFile /parser /genericParser /rule /ruleBlockSingleAlt /alt /rewriteCode /rewriteAlt /rewriteElementList /rewriteElement /rewriteTree /rewriteElement /rewriteImaginaryTokenRefRoot /createImaginaryNode] 1:4 no such property or can't access: null.node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<text:soft-page-break/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<text:soft-page-break/>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2">warning(24): <text:s/>template error: context [/headerFile /_sub19 /headerReturnScope] 1:1 could not pass through undefined attribute scope<text:span text:style-name="T1">libantlr3c-dev</text:span>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19 /headerReturnScope] 1:1 could not pass through undefined attribute scope</text:p>
      <text:p text:style-name="P1">warning(24): <text:s/>template error: context [/headerFile /_sub19 /headerReturnScope /returnScope] 15:5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warning(24): <text:s/>template error: context [/headerFile /_sub21 /ruleAttributeScopeDecl] 1:4 no such property or can't access: null.attributes</text:p>
      <text:p text:style-name="P1"><text:soft-page-break/>warning(24): <text:s/>template error: context [/headerFile /_sub21 /ruleAttributeScopeDecl] 1:4 no such property or can't access: null.attributes</text:p>
      <text:p text:style-name="P1">warning(24): <text:s/>template error: context [/outputFile /lexer /lexerRule /ruleDeclarations] 4:1 no such property or can't access: null.attributes</text:p>
      <text:p text:style-name="P1">warning(24): <text:s/>template error: context [/outputFile /lexer /lexerRule /ruleDeclarations] 4:1 no such property or can't access: null.attributes</text:p>
      <text:p text:style-name="P1">warning(24): <text:s/>template error: context [/outputFile /lexer /lexerRule /ruleDeclarations] 4:1 no such property or can't access: null.attributes</text:p>
      <text:p text:style-name="P1">warning(24): <text:s/>template error: context [/outputFile /lexer /lexerRule /ruleDeclarations] 4:1 no such property or can't access: null.attributes</text:p>
      <text:p text:style-name="P1">warning(24): <text:s/>template error: context [/outputFile /lexer /lexerRule /ruleDeclarations] 4:1 no such property or can't access: null.attributes</text:p>
      <text:p text:style-name="P1">warning(24): <text:s/>template error: context [/outputFile /lexer /lexerRule /ruleDeclarations] 4:1 no such property or can't access: null.attributes</text:p>
      <text:p text:style-name="P1">warning(24): <text:s/>template error: context [/outputFile /lexer /lexerRule /ruleDeclarations] 4:1 no such property or can't access: null.attributes</text:p>
      <text:p text:style-name="P1">warning(24): <text:s/>template error: context [/outputFile /lexer /lexerRule /ruleDeclarations] 4:1 no such property or can't access: null.attributes</text:p>
      <text:p text:style-name="P1">warning(24): <text:s/>template error: context [/headerFile /_sub141 /headerReturnScope] 1:1 could not pass through undefined attribute scope</text:p>
      <text:p text:style-name="P1">warning(24): <text:s/>template error: context [/headerFile /_sub141 /headerReturnScope] 1:1 could not pass through undefined attribute scope</text:p>
      <text:p text:style-name="P1">warning(24): <text:s/>template error: context [/headerFile /_sub141 /headerReturnScope] 1:1 could not pass through undefined attribute scope</text:p>
      <text:p text:style-name="P1">warning(24): <text:s/>template error: context [/headerFile /_sub141 /headerReturnScope] 1:1 could not pass through undefined attribute scope</text:p>
      <text:p text:style-name="P1">warning(24): <text:s/>template error: context [/headerFile /_sub141 /headerReturnScope] 1:1 could not pass through undefined attribute scope</text:p>
      <text:p text:style-name="P1">warning(24): <text:s/>template error: context [/headerFile /_sub141 /headerReturnScope] 1:1 could not pass through undefined attribute scope</text:p>
      <text:p text:style-name="P1">warning(24): <text:s/>template error: context [/headerFile /_sub141 /headerReturnScope] 1:1 could not pass through undefined attribute scope</text:p>
      <text:p text:style-name="P1">warning(24): <text:s/>template error: context [/headerFile /_sub141 /headerReturnScope] 1:1 could not pass through undefined attribute scope</text:p>
      <text:p text:style-name="P1">warning(24): <text:s/>template error: context [/headerFile /_sub141 /headerReturnScope] 1:1 could not pass through undefined attribute scope</text:p>
      <text:p text:style-name="P1">warning(24): <text:s/>template error: context [/headerFile /_sub143 /ruleAttributeScopeDecl] 1:4 no such property or can't access: null.attributes</text:p>
      <text:p text:style-name="P1">warning(24): <text:s/>template error: context [/headerFile /_sub143 /ruleAttributeScopeDecl] 1:4 no such property or can't access: null.attributes</text:p>
      <text:p text:style-name="P1">warning(24): <text:s/>template error: context [/headerFile /_sub143 /ruleAttributeScopeDecl] 1:4 no such property or can't access: null.attributes</text:p>
      <text:p text:style-name="P1">warning(24): <text:s/>template error: context [/headerFile /_sub143 /ruleAttributeScopeDecl] 1:4 no such property or can't access: null.attributes</text:p>
      <text:p text:style-name="P1">warning(24): <text:s/>template error: context [/headerFile /_sub143 /ruleAttributeScopeDecl] 1:4 no such property or can't access: null.attributes</text:p>
      <text:p text:style-name="P1">warning(24): <text:s/>template error: context [/headerFile /_sub143 /ruleAttributeScopeDecl] 1:4 no such property or can't access: null.attributes</text:p>
      <text:p text:style-name="P1">warning(24): <text:s/>template error: context [/headerFile /_sub143 /ruleAttributeScopeDecl] 1:4 no such <text:soft-page-break/>property or can't access: null.attributes</text:p>
      <text:p text:style-name="P1">warning(24): <text:s/>template error: context [/headerFile /_sub143 /ruleAttributeScopeDecl] 1:4 no such property or can't access: null.attributes</text:p>
      <text:p text:style-name="P1">warning(24): <text:s/>template error: context [/headerFile /_sub143 /ruleAttributeScopeDecl] 1:4 no such property or can't access: null.attributes</text:p>
      <text:p text:style-name="P1">g++ -Wall -fPIC -O3 -g -std=c++11 -c -I/home/houman -Wno-unused-variable -Wno-unused-but-set-variable -Wno-unused-function -I/usr/local/antlrv3/include -D_empty=NULL -c TIMOSParser.c </text:p>
      <text:p text:style-name="P1">In file included from TIMOSParser.c:46:0:</text:p>
      <text:p text:style-name="P1">TIMOSParser.h:126:23: fatal error: antlr3.h: No such file or directory</text:p>
      <text:p text:style-name="P1"><text:s/>#include <text:s text:c="3"/>&lt;antlr3.h&gt;</text:p>
      <text:p text:style-name="P1"><text:s text:c="23"/>^</text:p>
      <text:p text:style-name="P1">compilation terminated.</text:p>
      <text:p text:style-name="P1">make[2]: *** [TIMOSParser.o] Error 1</text:p>
      <text:p text:style-name="P1">rm TIMOSParser.c</text:p>
      <text:p text:style-name="P1">make[2]: Leaving directory `/home/houman/FullMonte/Storage/TIMOS'</text:p>
      <text:p text:style-name="P1">make[2]: Entering directory `/home/houman/FullMonte/Storage/TetGen'</text:p>
      <text:p text:style-name="P1">make[2]: Nothing to be done for `libs'.</text:p>
      <text:p text:style-name="P1">make[2]: Leaving directory `/home/houman/FullMonte/Storage/TetGen'</text:p>
      <text:p text:style-name="P1">make[1]: Leaving directory `/home/houman/FullMonte/Storage'</text:p>
      <text:p text:style-name="P1">make[1]: Entering directory `/home/houman/FullMonte/VTK'</text:p>
      <text:p text:style-name="P1">make[1]: *** No rule to make target `libs'. <text:s/>Stop.</text:p>
      <text:p text:style-name="P1">make[1]: Leaving directory `/home/houman/FullMonte/VTK'</text:p>
      <text:p text:style-name="P1">make: *** Test: No such file or directory. <text:s/>Stop.</text:p>
      <text:p text:style-name="P1">make[1]: Entering directory `/home/houman/FullMonte/vis'</text:p>
      <text:p text:style-name="P1">make[1]: *** No rule to make target `libs'. <text:s/>Stop.</text:p>
      <text:p text:style-name="P1">make[1]: Leaving directory `/home/houman/FullMonte/vis'</text:p>
      <text:p text:style-name="P1">make[1]: Entering directory `/home/houman/FullMonte/VTK'</text:p>
      <text:p text:style-name="P1">make[1]: *** No rule to make target `libs'. <text:s/>Stop.</text:p>
      <text:p text:style-name="P1">make[1]: Leaving directory `/home/houman/FullMonte/VTK'</text:p>
      <text:p text:style-name="P1">make: *** [libs] Error 2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00:01:54.642195075</meta:creation-date>
    <dc:date>2015-06-08T13:59:56.185392389</dc:date>
    <meta:editing-duration>PT13H48M5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9" meta:paragraph-count="230" meta:word-count="3164" meta:character-count="31226" meta:non-whitespace-character-count="27873"/>
  </office:meta>
</office:document-meta>
</file>